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paragraph-rsid="00101ca3"/>
    </style:style>
    <style:style style:name="P2" style:family="paragraph" style:parent-style-name="Standard">
      <style:text-properties officeooo:rsid="0012035a" officeooo:paragraph-rsid="00101ca3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01ca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101ca3"/>
    </style:style>
    <style:style style:name="P5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101ca3"/>
    </style:style>
    <style:style style:name="P6" style:family="paragraph" style:parent-style-name="Table_20_Contents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101ca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f4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062" style:font-weight-asian="bold" style:font-weight-complex="bold"/>
    </style:style>
    <style:style style:name="T3" style:family="text">
      <style:text-properties fo:font-weight="bold" officeooo:rsid="00157877" style:font-weight-asian="bold" style:font-weight-complex="bold"/>
    </style:style>
    <style:style style:name="T4" style:family="text">
      <style:text-properties fo:font-weight="bold" officeooo:rsid="0016f469" style:font-weight-asian="bold" style:font-weight-complex="bold"/>
    </style:style>
    <style:style style:name="T5" style:family="text">
      <style:text-properties officeooo:rsid="0016bc0b"/>
    </style:style>
    <style:style style:name="T6" style:family="text">
      <style:text-properties officeooo:rsid="00177062"/>
    </style:style>
    <style:style style:name="T7" style:family="text">
      <style:text-properties officeooo:rsid="00101ca3"/>
    </style:style>
    <style:style style:name="T8" style:family="text">
      <style:text-properties officeooo:rsid="00157877"/>
    </style:style>
    <style:style style:name="T9" style:family="text">
      <style:text-properties fo:font-weight="normal" officeooo:rsid="00157877" style:font-weight-asian="normal" style:font-weight-complex="normal"/>
    </style:style>
    <style:style style:name="T10" style:family="text">
      <style:text-properties officeooo:rsid="0016f469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bookmark text:name="r-2111854"/><text:span text:style-name="T1">Nom : </text:span><text:span text:style-name="T5">Commander pizza - Vendeur</text:span> (package « <text:span text:style-name="T5">Domaine fonctionnel Vente</text:span> »)</text:p>
            <text:p text:style-name="P3"><text:bookmark text:name="r-2111855"/><text:span text:style-name="Strong_20_Emphasis">Acteur(s) :</text:span> <text:span text:style-name="T7">Vendeur</text:span><text:line-break/><text:span text:style-name="Strong_20_Emphasis">Description :</text:span> <text:span text:style-name="T7">Le vendeur doit pouvoir créer une commande pour un client venant directement en magasin ou qui commande par téléphone.</text:span><text:line-break/><text:span text:style-name="Strong_20_Emphasis">Auteur :</text:span> <text:span text:style-name="T5">Ronan LE HAY</text:span><text:line-break/><text:span text:style-name="Strong_20_Emphasis">Date(s) :</text:span> <text:span text:style-name="T5">29</text:span>/11/201<text:span text:style-name="T5">7</text:span></text:p>
            <text:p text:style-name="P3"><text:bookmark text:name="r-2130207"/><text:span text:style-name="Strong_20_Emphasis">Pré-conditions :</text:span> L’utilisateur doit être authentifié en tant que <text:span text:style-name="T7">vendeur</text:span> (Cas d’utilisation « S’authentifier » – package « <text:span text:style-name="T5">Domaine fonctionnel Vente</text:span>») <text:span text:style-name="T8">et avoir renseigné les informations du client (Nom, adresse de livraison...)</text:span><text:line-break/><text:span text:style-name="Strong_20_Emphasis">Démarrage :</text:span> L’utilisateur a demandé la page « <text:span text:style-name="T5">Consulter la liste des pizzas</text:span> »<text:bookmark text:name="r-2111861"/><text:bookmark text:name="r-2111862"/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Strong_20_Emphasis">DESCRIPTION</text:span></text:p>
            <text:p text:style-name="P3"><text:bookmark text:name="r-2111859"/><text:span text:style-name="Strong_20_Emphasis">Le scénario nominal</text:span></text:p>
            <text:p text:style-name="P3"><text:bookmark text:name="r-2111860"/>1. <text:span text:style-name="Strong_20_Emphasis">Le système</text:span> <text:span text:style-name="T6">fait appel au cas d’utilisation interne « Consulter liste des pizzas »</text:span><text:line-break/>2. <text:span text:style-name="T2">Le système</text:span><text:span text:style-name="T6"> fait appel au cas d’utilisation interne « Suivi du stock et des pizzas disponibles »</text:span><text:line-break/>3.<text:span text:style-name="Strong_20_Emphasis"> Le système</text:span> affiche <text:span text:style-name="T6">la liste des pizza disponible pour la vente. </text:span><text:line-break/>4. <text:span text:style-name="T2">Le </text:span><text:span text:style-name="T3">vendeur </text:span><text:span text:style-name="T6">sélectionne la pizza souhaitée par le client.</text:span><text:line-break/>5. <text:span text:style-name="T2">Le </text:span><text:span text:style-name="T3">vendeur</text:span><text:span text:style-name="T2"> </text:span><text:span text:style-name="T6">indique la quantité souhaitée.</text:span><text:line-break/>6. <text:span text:style-name="T8">Si le client commande sur place : </text:span><text:span text:style-name="Strong_20_Emphasis">Le système</text:span> fait appel au cas d’utilisation interne « <text:span text:style-name="T6">Paiement de la commande</text:span>»<text:line-break/>7. <text:span text:style-name="Strong_20_Emphasis">Le système</text:span> enregistre <text:span text:style-name="T6">la commande.</text:span><text:line-break/>8. <text:span text:style-name="Strong_20_Emphasis">Le système</text:span> affiche le récapitulatif de l’achat.<text:bookmark text:name="r-2111865"/><text:bookmark text:name="r-2111866"/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Strong_20_Emphasis">Les scénarios d’exception</text:span></text:p>
            <text:p text:style-name="P7"><text:span text:style-name="T6">4</text:span>.a <text:span text:style-name="T2">Le client </text:span><text:span text:style-name="T9">se rétracte et choisi de na pas poursuivre sa commande.</text:span><text:line-break/>6.a <text:span text:style-name="T3">Le client</text:span><text:span text:style-name="T8"> passe sa commande par téléphone et réglera lors de la livraison.</text:span></text:p>
            <text:p text:style-name="P7"><text:span text:style-name="T10">6.b Le paiement de la commande échoue ou </text:span><text:span text:style-name="T4">le client</text:span><text:span text:style-name="T10"> n’a pas de moyen de paiement.</text:span><text:line-break/>7.a L’enregistrement définitif de l’achat n’a pas réussi. <text:line-break/><text:span text:style-name="T1">Le système </text:span><text:bookmark text:name="r-2111868"/><text:bookmark text:name="r-2111867"/><text:span text:style-name="T9">affiche un message d’erreur et invite l’utilisateur à réessayer.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Strong_20_Emphasis">Fin :</text:span></text:p>
            <text:list xml:id="list1783473188318010282" text:style-name="L1">
              <text:list-item>
                <text:p text:style-name="P5"><text:bookmark text:name="r-2111895"/><text:bookmark text:name="r-2111894"/><text:bookmark text:name="r-2111898"/>Scénario nominal : sur décision de l’utilisateur, après le point 8 (affichage du récapitulatif de l’achat)</text:p>
              </text:list-item>
              <text:list-item>
                <text:p text:style-name="P5"><text:bookmark text:name="r-2111896"/><text:bookmark text:name="r-2111897"/>Scénario d’exception : après le point 6.<text:span text:style-name="T10">b</text:span> ou 7, si <text:span text:style-name="T10">le</text:span> règlement <text:span text:style-name="T10">échoue </text:span>ou <text:span text:style-name="T10">si l’enregistrement de</text:span> l<text:span text:style-name="T6">a commande</text:span> définiti<text:span text:style-name="T6">ve</text:span> ne réussit pas.<text:bookmark text:name="r-2111869"/><text:bookmark text:name="r-2111870"/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"><text:span text:style-name="Strong_20_Emphasis">Post-conditions :</text:span></text:p>
            <text:list xml:id="list163210908887885816" text:style-name="L2">
              <text:list-item>
                <text:p text:style-name="P6"><text:bookmark text:name="r-2111900"/><text:bookmark text:name="r-2157913"/><text:bookmark text:name="r-2111903"/>Scénario nominal : l’achat et son règlement ont été enregistrés en base de données.<text:bookmark text:name="r-2111872"/><text:bookmark text:name="r-2111871"/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3"><text:span text:style-name="Strong_20_Emphasis">COMPLEMENTS</text:span></text:p>
            <text:p text:style-name="P3"><text:bookmark text:name="r-2111909"/><text:span text:style-name="Strong_20_Emphasis">Ergonomie </text:span></text:p>
            <text:p text:style-name="P4"><text:bookmark text:name="r-2111873"/><text:bookmark text:name="r-2111874"/><text:soft-page-break/>L’affichage de la liste des pizzas doit contenir le nom de chaque pizza, accompagné de la liste des ingrédients et d’une photo de la pizza.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17:06.359878347</meta:creation-date>
    <dc:date>2017-11-29T18:50:29.329433328</dc:date>
    <meta:editing-duration>PT43M5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17" meta:word-count="342" meta:character-count="2058" meta:non-whitespace-character-count="1732"/>
  </office:meta>
</office:document-meta>
</file>